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start" style:justify-single-word="false"/>
      <style:text-properties style:font-name="Trebuchet M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yakumik</text:p>
      <text:p text:style-name="P1"/>
      <text:p text:style-name="P1"/>
      <text:p text:style-name="P1"/>
      <text:p text:style-name="P1"/>
      <text:p text:style-name="P1"/>
      <text:p text:style-name="P1"/>
      <text:p text:style-name="P1"/>
      <text:p text:style-name="P1"/>
      <text:p text:style-name="P2"/>
      <text:p text:style-name="P3"><text:soft-page-break/>Matt: Right, so here we put on display the concept of Nyakumik, if I could only remember it! <text:s/>Alas, that is not important, but let me do a special thing here and report from all devils in watch one thing per race in which they exercised the Nyakumik. <text:s/>Let us here of it, that we might evolve the religion you all adopted.</text:p>
      <text:p text:style-name="P3"/>
      <text:p text:style-name="P3">Shenzan: We offer that we suffer this often, but not so much to our knowledge, it just happens sometimes.</text:p>
      <text:p text:style-name="P3"/>
      <text:p text:style-name="P3">Bolumeh: We see that rightful doing, and promote it for it is natural to us to do, so we do it.</text:p>
      <text:p text:style-name="P3"/>
      <text:p text:style-name="P3">Kondureh: We appoint counsel among ourselves to deter this force upon us, <text:soft-page-break/>know well we admit much we did not before but see it is inescapable as love in some regards, for what we do is like that so hard!</text:p>
      <text:p text:style-name="P3"/>
      <text:p text:style-name="P3">Salissuh: We offer that our wording is different, we acknowledged it and toyed with it anyway! <text:s/>Ahem all, you ALL do it to our knowledge, you should toy with this yourselves.</text:p>
      <text:p text:style-name="P3"/>
      <text:p text:style-name="P3">Shaaku: <text:s/>We comment and say we do it, but know well it is a mystery to us to be succumb to a hypocrisy when we condemn it altogether in others. <text:s/>Funny how it all works out in the end.</text:p>
      <text:p text:style-name="P3"/>
      <text:p text:style-name="P3">Shenzan: <text:s/>We argue that we should not toy with it, only come up to something with reason in mind for the religion to <text:soft-page-break/>persevere and do all that we expect of it to do.</text:p>
      <text:p text:style-name="P3"/>
      <text:p text:style-name="P3">Kondureh: <text:s/>We argue that, plainly!</text:p>
      <text:p text:style-name="P3"/>
      <text:p text:style-name="P3">Salissuh: <text:s/>What good does it do to be in the religion? <text:s/>We wish to know what would change if that were so!</text:p>
      <text:p text:style-name="P3"/>
      <text:p text:style-name="P3">Matt: Right, my turn. <text:s/>I give it that if a certain pretext in the act of Nyakumik occurs, that a lesson be introduced from the clergy, and that they should have a library of volumes private to themselves so that a help is garnered, something the Mother loves, otherwise I would say you all would read them. <text:s/>Say a pretext you hate and it will not be conferred to be read by those clergy.</text:p>
      <text:p text:style-name="P3"><text:soft-page-break/></text:p>
      <text:p text:style-name="P3">Shenzan: <text:s/>We say when it comes to hysteria we promote the dark hypocrisy, that much we admit to be good for us in some ways!</text:p>
      <text:p text:style-name="P3"/>
      <text:p text:style-name="P3">Kondureh: <text:s/>But the lecture is on what we hate, not what we like. <text:s/>On particular meanings, we would say that bellowing outright should be a thing considered to be lesson, for that would be hypocritical of us to deny that lesson in our own way. <text:s/>Let the religion handle it!</text:p>
      <text:p text:style-name="P3"/>
      <text:p text:style-name="P3">Shaaku: We make way and say this is particularly fascinating, we would only observe that if functioning mind were at stake, we would confer lesson be taught there, only knowing confusion is <text:soft-page-break/>in some ways undesirable to us, but in others acceptable. <text:s/>We hate this the most, so see it put in there.</text:p>
      <text:p text:style-name="P3"/>
      <text:p text:style-name="P3">Bolumeh: <text:s/>We argue we hate it the most when certain folk argue petition against religion, we do this and see to it that it be handled in a different way from now on but would see this listed as a lesson to be incurred there.</text:p>
      <text:p text:style-name="P3"/>
      <text:p text:style-name="P3">Shenzan: <text:s/>We say we loathe it when abolition is a right among men, we do not encourage that in some regards but do in others, know well to place this lesson there as well.</text:p>
      <text:p text:style-name="P3"/>
      <text:p text:style-name="P3">Salissuh: <text:s/>We offer that our wording be different again. <text:s/>We know the dark hypocrisy extends through so many <text:soft-page-break/>things, why limit it to pretext? <text:s/>We should see that the merit of the argument is that we all do this, so why not limit ourselves in a different way? <text:s/>Put marks upon ourselves for established treachery in this regard!</text:p>
      <text:p text:style-name="P3"/>
      <text:p text:style-name="P3">Matt: <text:s/>Well, that certainly weighs against the other, but consider that you would invariably be cursed to bear so many markings, and then you would be upset not to have any room for more! <text:s/>I wouldn't exclude the marks, however, only that they provide for known rebellion, as in if you rebel against the lesson anyway then see to it you bear a mark. <text:s/>Is there any lecture to weigh against the former lecture further, or does this address it rightly?</text:p>
      <text:p text:style-name="P3"><text:soft-page-break/></text:p>
      <text:p text:style-name="P3">Salissuh: <text:s/>That addresses it perfectly!</text:p>
      <text:p text:style-name="P3"/>
      <text:p text:style-name="P3">Shenzan: <text:s/>We accord that, only to note we wish for certain marks at times, so the number is not important Matthew.</text:p>
      <text:p text:style-name="P3"/>
      <text:p text:style-name="P3">Matt: Thank you, Shenzan. Would there be anything else? <text:s/>Then it's settled, I provide the first book first, then the library for the clergy. <text:s/>I do see one problem with making a new religion for you, I put forth those two sets of books and another for your review, that you selectively pick from it over time. <text:s/>I will give you a window in this document to ask questions. <text:s/>Here I go. <text:s/>Ok, give that some time to digest, let me know.</text:p>
      <text:p text:style-name="P3"/>
      <text:p text:style-name="P3"><text:soft-page-break/>Salissuh: <text:s/>We offer that wording of interest, particularly that this is all good and well if we were to admit most of it. <text:s/>But that considered, what about the point of the dark book first made? <text:s/>Would that outweigh this new one we all read in any way?</text:p>
      <text:p text:style-name="P3"/>
      <text:p text:style-name="P3">Matt: Only that I hold true to my word. <text:s/>I guess use the first book as a reference only, knowing my honest intention with all that. <text:s/>If you all feel like something should be in the religion itself, however, do promote it, for example we could list all those contexts in one document.</text:p>
      <text:p text:style-name="P3"/>
      <text:p text:style-name="P3">Salissuh: We shall do that, wait for us to review it all.</text:p>
      <text:p text:style-name="P3"/>
      <text:p text:style-name="P3"><text:soft-page-break/>Matt: And I wait. <text:s/>I futher create the adaptation of the new religion, awaiting a response against from any.</text:p>
      <text:p text:style-name="P3"/>
      <text:p text:style-name="P3">Shenzan: <text:s/>What is to become of dark believers in the hereafter? <text:s/>We know not that we go that way, for none of us who perish ever get mentioned in that way.</text:p>
      <text:p text:style-name="P3"/>
      <text:p text:style-name="P3">Matt: Well it be certain, to those who hold dear this prospect of religion, they will see the hereafter in whatever way Allah SWT chooses. <text:s/>I await to see what actually becomes of the new religion once formed, but know this, certain exclusions provided will need forebearing guidance on, and it should be inferred that in these times, the clergy should respond and offer what <text:soft-page-break/>they know on the matter. <text:s/>Is there any further objection?</text:p>
      <text:p text:style-name="P3"/>
      <text:p text:style-name="P3">Bakumeh: <text:s/>We endure this for some reason we cannot associate as reason.</text:p>
      <text:p text:style-name="P3"/>
      <text:p text:style-name="P3">Matt: Thank you for your consideration, I did not hear any other so await a moment just in case. <text:s/>Then I offer it to The Pestilence to comment, though here they will be called by their real name if they prefer.</text:p>
      <text:p text:style-name="P3"/>
      <text:p text:style-name="P3">The Pestilence: <text:s/>We offer love to this work, but see it that certain things are flawed, it is our joy to bring this to your attention at the right time, know it well we will be calling, out!</text:p>
      <text:p text:style-name="P3"/>
      <text:p text:style-name="P3">Matt: Right, if there is no comment <text:soft-page-break/>further we'll call the matter concluded. <text:s/>Ok, I call the matter adjourned, adhere to the new thing as you see fit to do, that is well on a devil I would say! <text:s/>I end there to admit perhaps there are other matters which could be discussed here, if some have a consideration to make, I await.</text:p>
      <text:p text:style-name="P3"/>
      <text:p text:style-name="P3">Shenzan: <text:s/>We approve this and wait to see where it fails, do know we watch with anticipation to call it out ourselves.</text:p>
      <text:p text:style-name="P3"/>
      <text:p text:style-name="P3">Kondureh: <text:s/>We say that we approve it as well, and endure the freedom we have been given.</text:p>
      <text:p text:style-name="P3"/>
      <text:p text:style-name="P3">Matt: And Allah is surely with you all there. <text:s/>I'm sure he's watching and <text:soft-page-break/>smiling in his ineffable way, though I guess that would be speculation. <text:s/>I offer it to him to respond here for you all.</text:p>
      <text:p text:style-name="P3"/>
      <text:p text:style-name="P3">Allah: <text:s/>Know well the Mother will follow me, but I advise you all to seek goodness according to you way, in any way you can. <text:s/>Know well I endure this freedom with you, and await the trouble coming as I see it. <text:s/>Remember to resolve it, not choose a new thing over it for me, though you needn't think of it as mandatory. <text:s/>Do as you do, devils, I see you all and love you very much, know rightly that I address each and every one of you there watching too, in every way possible.</text:p>
      <text:p text:style-name="P3"/>
      <text:p text:style-name="P3">Matt: <text:s/>Thank you, Allah SWT. <text:s/>If there is <text:soft-page-break/>nothing else to conclude upon, then I would conclude the document. <text:s/>I suppose that be all, be well one and all! <text:s/>En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8T09:37:38.04</meta:creation-date>
    <meta:document-statistic meta:table-count="0" meta:image-count="0" meta:object-count="0" meta:page-count="14" meta:paragraph-count="36" meta:word-count="1396" meta:character-count="7349"/>
    <dc:date>2022-09-18T10:19:41.78</dc:date>
    <meta:editing-duration>PT10M53S</meta:editing-duration>
    <meta:editing-cycles>1</meta:editing-cycles>
    <meta:generator>OpenOffice/4.1.8$Win32 OpenOffice.org_project/418m3$Build-9803</meta:generator>
  </office:meta>
</office:document-meta>
</file>